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8ffec"/>
    </style:style>
    <style:style style:name="P2" style:family="paragraph" style:parent-style-name="Text_20_body">
      <style:text-properties officeooo:paragraph-rsid="0018ffec"/>
    </style:style>
    <style:style style:name="P3" style:family="paragraph" style:parent-style-name="Heading_20_4">
      <style:text-properties officeooo:paragraph-rsid="0018ffec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officeooo:paragraph-rsid="0018ffec"/>
    </style:style>
    <style:style style:name="P5" style:family="paragraph" style:parent-style-name="Text_20_body" style:list-style-name="L1">
      <style:text-properties officeooo:paragraph-rsid="0018ffec"/>
    </style:style>
    <style:style style:name="P6" style:family="paragraph" style:parent-style-name="Text_20_body" style:list-style-name="L2">
      <style:text-properties officeooo:paragraph-rsid="0018ffec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paragraph-rsid="0018ffec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 text:is-list-header="true"><text:span text:style-name="Strong_20_Emphasis"><text:span text:style-name="T1">Plano de Implantação</text:span></text:span></text:h>
      <text:p text:style-name="P2"><text:span text:style-name="Strong_20_Emphasis">Objetivo</text:span>: Definir as etapas para o deploy e manutenção da aplicação <text:span text:style-name="Strong_20_Emphasis">Bonestock</text:span>, garantindo um processo suave e eficiente.</text:p>
      <text:h text:style-name="P3" text:outline-level="4">1. <text:span text:style-name="Strong_20_Emphasis">Preparação para Implantação</text:span>:</text:h>
      <text:list text:style-name="L1">
        <text:list-item>
          <text:p text:style-name="P4"><text:span text:style-name="Strong_20_Emphasis">Revisão de Código</text:span>: Garantir que o código esteja limpo, bem documentado e sem vulnerabilidades de segurança. </text:p>
        </text:list-item>
        <text:list-item>
          <text:p text:style-name="P4"><text:span text:style-name="Strong_20_Emphasis">Testes</text:span>: Realização de testes unitários, testes de integração e testes de segurança (ex.: testes de penetração). </text:p>
        </text:list-item>
        <text:list-item>
          <text:p text:style-name="P5"><text:span text:style-name="Strong_20_Emphasis">Ambientes</text:span>: Garantir que existam ambientes <text:span text:style-name="Strong_20_Emphasis">de desenvolvimento</text:span>, <text:span text:style-name="Strong_20_Emphasis">de teste</text:span> e <text:span text:style-name="Strong_20_Emphasis">de produção</text:span> configurados adequadamente. </text:p>
        </text:list-item>
      </text:list>
      <text:h text:style-name="P3" text:outline-level="4" text:is-list-header="true">2. <text:span text:style-name="Strong_20_Emphasis">Passos para Deploy</text:span>:</text:h>
      <text:list text:style-name="L2">
        <text:list-item>
          <text:p text:style-name="P6"><text:span text:style-name="Strong_20_Emphasis">Configuração de Servidor de Produção</text:span>:</text:p>
          <text:list>
            <text:list-item>
              <text:p text:style-name="P7">Instalar e configurar o servidor para produção (Linux recomendado). </text:p>
            </text:list-item>
            <text:list-item>
              <text:p text:style-name="P7">Configuração de servidor web (Apache, Nginx) para servir a aplicação. </text:p>
            </text:list-item>
            <text:list-item>
              <text:p text:style-name="P7">Configuração de banco de dados (PostgreSQL). </text:p>
            </text:list-item>
            <text:list-item>
              <text:p text:style-name="P7">Definir variáveis de ambiente para configurações de segurança, como tokens e senhas. </text:p>
            </text:list-item>
          </text:list>
        </text:list-item>
        <text:list-item>
          <text:p text:style-name="P6"><text:span text:style-name="Strong_20_Emphasis">Deploy da Aplicação</text:span>:</text:p>
          <text:list>
            <text:list-item>
              <text:p text:style-name="P7"><text:span text:style-name="Strong_20_Emphasis">Build</text:span> da aplicação no ambiente de produção. </text:p>
            </text:list-item>
            <text:list-item>
              <text:p text:style-name="P7">Configuração de <text:span text:style-name="Strong_20_Emphasis">CI/CD</text:span> para deploy automático via GitHub Actions, GitLab CI, Jenkins, etc. </text:p>
            </text:list-item>
            <text:list-item>
              <text:p text:style-name="P7">Implantação inicial da aplicação via <text:span text:style-name="Strong_20_Emphasis">Docker</text:span> ou máquinas virtuais para garantir portabilidade. </text:p>
            </text:list-item>
          </text:list>
        </text:list-item>
        <text:list-item>
          <text:p text:style-name="P6"><text:span text:style-name="Strong_20_Emphasis">Configuração de Backup</text:span>:</text:p>
          <text:list>
            <text:list-item>
              <text:p text:style-name="P7">Configuração de <text:span text:style-name="Strong_20_Emphasis">backups automáticos</text:span> de banco de dados e arquivos críticos (ex.: fotos de notas fiscais). </text:p>
            </text:list-item>
          </text:list>
        </text:list-item>
        <text:list-item>
          <text:p text:style-name="P6"><text:span text:style-name="Strong_20_Emphasis">Testes de Produção</text:span>:</text:p>
          <text:list>
            <text:list-item>
              <text:p text:style-name="P7">Realização de <text:span text:style-name="Strong_20_Emphasis">testes manuais</text:span> pós-deploy para garantir que a aplicação está funcionando como esperado. </text:p>
            </text:list-item>
            <text:list-item>
              <text:p text:style-name="P6">Verificação da integridade de dados pós-deploy (ex.: importação de notas fiscais, entrada/saída de produtos)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01:05:26.340759377</meta:creation-date>
    <dc:date>2025-02-08T01:07:29.008907292</dc:date>
    <meta:editing-duration>PT2M2S</meta:editing-duration>
    <meta:editing-cycles>1</meta:editing-cycles>
    <meta:document-statistic meta:table-count="0" meta:image-count="0" meta:object-count="0" meta:page-count="1" meta:paragraph-count="21" meta:word-count="219" meta:character-count="1459" meta:non-whitespace-character-count="1265"/>
    <meta:generator>LibreOffice/24.8.4.2$Linux_X86_64 LibreOffice_project/480$Build-2</meta:generator>
  </office:meta>
</office:document-meta>
</file>